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16" style:family="paragraph" style:parent-style-name="Table_20_Heading">
      <style:text-properties fo:language="ru" fo:country="RU" fo:font-weight="bold" style:font-weight-asian="bold" style:font-weight-complex="bold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/>
    </style:style>
    <style:style style:name="P25" style:family="paragraph" style:parent-style-name="Standard">
      <style:paragraph-properties fo:text-align="start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language="ru" fo:country="RU"/>
    </style:style>
    <style:style style:name="P32" style:family="paragraph" style:parent-style-name="Standard">
      <style:paragraph-properties fo:text-align="center" style:justify-single-word="false"/>
      <style:text-properties fo:language="ru" fo:country="RU"/>
    </style:style>
    <style:style style:name="P33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/>
    </style:style>
    <style:style style:name="P37" style:family="paragraph" style:parent-style-name="Table_20_Contents">
      <style:paragraph-properties fo:text-align="start" style:justify-single-word="false"/>
      <style:text-properties fo:language="en" fo:country="US"/>
    </style:style>
    <style:style style:name="P38" style:family="paragraph" style:parent-style-name="Table_20_Contents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language="ru" fo:country="RU"/>
    </style:style>
    <style:style style:name="P42" style:family="paragraph" style:parent-style-name="Text_20_body">
      <style:paragraph-properties fo:text-align="center" style:justify-single-word="false"/>
      <style:text-properties fo:language="ru" fo:country="RU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language="ru" fo:country="RU" fo:font-style="italic" style:font-style-asian="italic" style:font-style-complex="italic"/>
    </style:style>
    <style:style style:name="T18" style:family="text">
      <style:text-properties fo:language="ru" fo:country="RU" fo:font-style="normal" style:font-style-asian="normal" style:font-style-complex="normal"/>
    </style:style>
    <style:style style:name="T1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language="ru" fo:country="RU" fo:font-weight="normal" style:font-weight-asian="normal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QL</text:p>
      <text:p text:style-name="P2"/>
      <text:p text:style-name="Standard"><text:span text:style-name="T2">SELECT ... FROM </text:span>... - извелечение данных (столбца) из таблицы</text:p>
      <text:p text:style-name="Standard">(<text:span text:style-name="T2">SELECT</text:span><text:span text:style-name="T4">) </text:span><text:span text:style-name="T2">DISTINCT</text:span> ... - фильтр, возвращающие только уникальные значения</text:p>
      <text:p text:style-name="Standard">(<text:span text:style-name="T2">SELECT</text:span>) <text:span text:style-name="T2">TOP .5</text:span>. ... - выборка из пяти первых строк таблицы</text:p>
      <text:p text:style-name="Standard">(<text:span text:style-name="T3">SELECT</text:span> ... <text:span text:style-name="T2">FROM</text:span> ...) <text:span text:style-name="T2">LIMIT</text:span> <text:span text:style-name="T2">.5. OFFSET .5.</text:span> - вернёт пять строк начиная с 5 строки. Первое число - кол-во строк для извлечения,</text:p>
      <text:p text:style-name="Standard">второе - с какой строки начать.</text:p>
      <text:p text:style-name="Standard">(--), (#), (/* */) - коментарии в SQL</text:p>
      <text:p text:style-name="Standard"/>
      <text:p text:style-name="Standard">В теории реляционных баз данных говорится, что порядок извлечения данных не имеет значения, если не указан порядок сортировки.</text:p>
      <text:p text:style-name="Standard"/>
      <text:p text:style-name="Standard">Инструкции SQL состоят из предложений, одни из которых обязательны, другие нет. <text:s text:c="10"/></text:p>
      <text:p text:style-name="Standard"/>
      <text:p text:style-name="Standard"><text:tab/><text:tab/><text:tab/><text:tab/><text:tab/><text:span text:style-name="T21">ФИЛЬТРАЦИЯ </text:span></text:p>
      <text:p text:style-name="Standard"/>
      <text:p text:style-name="Standard">(<text:span text:style-name="T2">SELECT ... FROM </text:span>...) <text:span text:style-name="T2">ORDER BY </text:span>..., (...) - сортировка в алфавитном порядке, предложение <text:span text:style-name="T5">ОБЯЗАТЕЛЬНО</text:span> должно стоять в конце запроса.</text:p>
      <text:p text:style-name="Standard"/>
      <text:p text:style-name="Standard">""<text:span text:style-name="T2">SELECT prod_id, prod_price, prod_name</text:span></text:p>
      <text:p text:style-name="P2">FROM Products </text:p>
      <text:p text:style-name="Standard"><text:span text:style-name="T2">ORDER BY 2, 3;</text:span>"" - сортировка по относительному номеру в <text:span text:style-name="T2">SELECT</text:span></text:p>
      <text:p text:style-name="Standard"/>
      <text:p text:style-name="Standard">""<text:span text:style-name="T2">SELECT prod_id, prod_price, prod_name</text:span></text:p>
      <text:p text:style-name="P2">FROM Products </text:p>
      <text:p text:style-name="Standard"><text:span text:style-name="T2">ORDER BY prod_price DESC, prod_name;</text:span>"" - <text:span text:style-name="T2">DESC</text:span> фильтрует столбец по убыванию и только тот столбец, после которого оно стоит,</text:p>
      <text:p text:style-name="Standard">ASC - сортировка по возрастанию.</text:p>
      <text:p text:style-name="Standard"/>
      <text:p text:style-name="Standard">""<text:span text:style-name="T1">SELECT prod_name, prod_price</text:span></text:p>
      <text:p text:style-name="P1">FROM Products</text:p>
      <text:p text:style-name="Standard"><text:span text:style-name="T1">WHERE prod_price = 3.49;</text:span>"" - <text:span text:style-name="T2">WHERE</text:span> условие отбора</text:p>
      <text:p text:style-name="Standard"/>
      <text:p text:style-name="P4">Таблица 4.1 (стр. 49) <text:span text:style-name="T7">Операторы в предложении</text:span> <text:span text:style-name="T10">WHERE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Оператор</text:p>
          </table:table-cell>
          <table:table-cell table:style-name="Таблица1.B1" office:value-type="string">
            <text:p text:style-name="P5">Проверка</text:p>
          </table:table-cell>
        </table:table-row>
        <table:table-row>
          <table:table-cell table:style-name="Таблица1.A2" office:value-type="string">
            <text:p text:style-name="P14">=</text:p>
          </table:table-cell>
          <table:table-cell table:style-name="Таблица1.B2" office:value-type="string">
            <text:p text:style-name="P13">Равенство</text:p>
          </table:table-cell>
        </table:table-row>
        <table:table-row>
          <table:table-cell table:style-name="Таблица1.A2" office:value-type="string">
            <text:p text:style-name="P14">&lt;&gt;</text:p>
          </table:table-cell>
          <table:table-cell table:style-name="Таблица1.B2" office:value-type="string">
            <text:p text:style-name="P13">Неравенство <text:span text:style-name="T9">(</text:span>НЕ равно)</text:p>
          </table:table-cell>
        </table:table-row>
        <table:table-row>
          <table:table-cell table:style-name="Таблица1.A2" office:value-type="string">
            <text:p text:style-name="P12">!<text:span text:style-name="T9">=</text:span></text:p>
          </table:table-cell>
          <table:table-cell table:style-name="Таблица1.B2" office:value-type="string">
            <text:p text:style-name="P13">Неравенство (НЕ равно)</text:p>
          </table:table-cell>
        </table:table-row>
        <table:table-row>
          <table:table-cell table:style-name="Таблица1.A2" office:value-type="string">
            <text:p text:style-name="P14">&lt;</text:p>
          </table:table-cell>
          <table:table-cell table:style-name="Таблица1.B2" office:value-type="string">
            <text:p text:style-name="P13">Меньше</text:p>
          </table:table-cell>
        </table:table-row>
        <table:table-row>
          <table:table-cell table:style-name="Таблица1.A2" office:value-type="string">
            <text:p text:style-name="P14">&lt;=</text:p>
          </table:table-cell>
          <table:table-cell table:style-name="Таблица1.B2" office:value-type="string">
            <text:p text:style-name="P13">Меньше или равно</text:p>
          </table:table-cell>
        </table:table-row>
        <table:table-row>
          <table:table-cell table:style-name="Таблица1.A2" office:value-type="string">
            <text:p text:style-name="P12">!<text:span text:style-name="T9">&lt;</text:span></text:p>
          </table:table-cell>
          <table:table-cell table:style-name="Таблица1.B2" office:value-type="string">
            <text:p text:style-name="P13">Не меньше</text:p>
          </table:table-cell>
        </table:table-row>
        <table:table-row>
          <table:table-cell table:style-name="Таблица1.A2" office:value-type="string">
            <text:p text:style-name="P14">&gt;</text:p>
          </table:table-cell>
          <table:table-cell table:style-name="Таблица1.B2" office:value-type="string">
            <text:p text:style-name="P13">Больше</text:p>
          </table:table-cell>
        </table:table-row>
        <table:table-row>
          <table:table-cell table:style-name="Таблица1.A2" office:value-type="string">
            <text:p text:style-name="P14">&gt;=</text:p>
          </table:table-cell>
          <table:table-cell table:style-name="Таблица1.B2" office:value-type="string">
            <text:p text:style-name="P13">Больше или равно</text:p>
          </table:table-cell>
        </table:table-row>
        <table:table-row>
          <table:table-cell table:style-name="Таблица1.A2" office:value-type="string">
            <text:p text:style-name="P12">!<text:span text:style-name="T9">&gt;</text:span></text:p>
          </table:table-cell>
          <table:table-cell table:style-name="Таблица1.B2" office:value-type="string">
            <text:p text:style-name="P13">Не больше</text:p>
          </table:table-cell>
        </table:table-row>
        <table:table-row>
          <table:table-cell table:style-name="Таблица1.A2" office:value-type="string">
            <text:p text:style-name="P15">BETWEEN</text:p>
          </table:table-cell>
          <table:table-cell table:style-name="Таблица1.B2" office:value-type="string">
            <text:p text:style-name="P13">Вхождение в диапазон</text:p>
          </table:table-cell>
        </table:table-row>
        <table:table-row>
          <table:table-cell table:style-name="Таблица1.A2" office:value-type="string">
            <text:p text:style-name="P15">IS NULL</text:p>
          </table:table-cell>
          <table:table-cell table:style-name="Таблица1.B2" office:value-type="string">
            <text:p text:style-name="P13">Значение <text:span text:style-name="T10">NULL</text:span></text:p>
          </table:table-cell>
        </table:table-row>
      </table:table>
      <text:p text:style-name="Standard"><text:soft-page-break/></text:p>
      <text:p text:style-name="Standard"/>
      <text:p text:style-name="P3"/>
      <text:p text:style-name="P3">Для определения строки в условии используются только одинарные кавычки.</text:p>
      <text:p text:style-name="P3"/>
      <text:p text:style-name="P9"><text:span text:style-name="T2">WHERE</text:span> … <text:span text:style-name="T2">BETWEEN .5. AND .10.</text:span> - <text:span text:style-name="T15">синтаксис поиска </text:span><text:span text:style-name="T16">ДИАПОЗОНА</text:span><text:span text:style-name="T15"> значений.</text:span></text:p>
      <text:p text:style-name="P9"><text:span text:style-name="T2">WHERE</text:span> <text:span text:style-name="T2">... IS NULL</text:span> – <text:span text:style-name="T15">ищет пустые строки (где нет абсолютно ничего).</text:span> </text:p>
      <text:p text:style-name="P9"><text:span text:style-name="T2">WHERE</text:span> <text:span text:style-name="T15">&lt;условие&gt; </text:span><text:span text:style-name="T2">AND</text:span> <text:span text:style-name="T15">&lt;условие&gt; - оператор </text:span><text:span text:style-name="T2">AND</text:span> <text:span text:style-name="T15">возвращает строки, удовлетворяющие все условия.</text:span></text:p>
      <text:p text:style-name="P9"><text:span text:style-name="T17">WHERE </text:span><text:span text:style-name="T15">&lt;условие&gt; </text:span><text:span text:style-name="T17">OR</text:span><text:span text:style-name="T15"> &lt;условие&gt; </text:span>- <text:span text:style-name="T15">извлекает только те строки, которые удовлетворяют хотя бы одному.</text:span></text:p>
      <text:p text:style-name="P5">Порядок выполнения операторов</text:p>
      <text:p text:style-name="P5">( ) →<text:span text:style-name="T9"> AND → OR</text:span></text:p>
      <text:p text:style-name="P18"/>
      <text:p text:style-name="P6"><text:span text:style-name="T9">WHERE vend_id <text:s/>IN ('DLL01', 'BRS01') – </text:span><text:span text:style-name="T4">оператор </text:span><text:span text:style-name="T9">IN</text:span><text:span text:style-name="T11">, </text:span><text:span text:style-name="T4">используется для указания списка значений, обрабатываемых так же, как это делается в случае применения оператора </text:span><text:span text:style-name="T9">OR</text:span><text:span text:style-name="T11">.</text:span></text:p>
      <text:p text:style-name="P19"/>
      <text:p text:style-name="P6"><text:span text:style-name="T11">WHERE NOT vend_id <text:s/>= 'DLL01' —</text:span><text:span text:style-name="T4"> оператор </text:span><text:span text:style-name="T9">NOT </text:span><text:span text:style-name="T4">применяется в предложении </text:span><text:span text:style-name="T9">WHERE</text:span></text:p>
      <text:p text:style-name="P6"><text:span text:style-name="T4"><text:s/>для отрицания какого-либо условия</text:span>.</text:p>
      <text:p text:style-name="P19"/>
      <text:p text:style-name="P6"><text:span text:style-name="T5">Метасимволы</text:span><text:span text:style-name="T4"> - специальные символы, применяемые для поиска части значения.</text:span></text:p>
      <text:p text:style-name="P25"/>
      <text:p text:style-name="P7"><text:span text:style-name="T4">Шаблон поиска —</text:span><text:span text:style-name="T6"> условие отбора строк, состоящее из текста, метасимволов и любой их комбинации.</text:span></text:p>
      <text:p text:style-name="P25"/>
      <text:p text:style-name="P10"><text:span text:style-name="T8">LIKE – </text:span><text:span text:style-name="T19">это предикат, а не оператор. Предикат — задаёт размер множества проверяемых значений.</text:span></text:p>
      <text:p text:style-name="P27">Метасимвол «знак процента» (%)</text:p>
      <text:p text:style-name="P6"><text:span text:style-name="T4">В </text:span><text:span text:style-name="T11">Microsoft Access </text:span><text:span text:style-name="T4">используется (*) вместо (%).</text:span></text:p>
      <text:p text:style-name="P6">WHERE prod_name LIKE 'Fish%' </text:p>
      <text:p text:style-name="P6">WHERE prod_name LIKE 'F%y'</text:p>
      <text:p text:style-name="P10"><text:span text:style-name="T20">WHERE prod_name LIKE '%bean bag%' - м</text:span><text:span text:style-name="T19">етасимвол «знак процента» (%) означает найти </text:span><text:span text:style-name="T18">все вхождения</text:span><text:span text:style-name="T19"> любого символа и ищет добуквенные совпадения, включая регистр.</text:span></text:p>
      <text:p text:style-name="P25"/>
      <text:p text:style-name="P7"><text:span text:style-name="T4">Примечание</text:span><text:span text:style-name="T6">: некоторые СУБД дополняют строки пробелами, поэтому </text:span><text:span text:style-name="T13">'F%y'</text:span><text:span text:style-name="T12"> </text:span><text:span text:style-name="T6">не найдёт строку, лучше будет использовать </text:span><text:span text:style-name="T13">'F%y%'.</text:span></text:p>
      <text:p text:style-name="P7"><text:span text:style-name="T4">Примечание: </text:span><text:span text:style-name="T13">WHERE prod_name LIKE '%' </text:span><text:span text:style-name="T6">не позволит отобрать строку, в которой в поле названия товара содержится </text:span><text:span text:style-name="T13">NULL</text:span><text:span text:style-name="T12">.</text:span></text:p>
      <text:p text:style-name="P19"/>
      <text:p text:style-name="P27">Метасимвол «знак подчеркивания» (_)</text:p>
      <text:p text:style-name="P6"><text:span text:style-name="T4">В </text:span><text:span text:style-name="T11">Microsoft Access </text:span><text:span text:style-name="T4">используется (?) вместо (_).</text:span></text:p>
      <text:p text:style-name="P6">WHERE prod_name LIKE '__ inch teddy bear%' <text:span text:style-name="T9">- </text:span><text:span text:style-name="T4">«знак подчеркивания» (_) означает поиск </text:span><text:span text:style-name="T5">одного</text:span><text:span text:style-name="T4"> символа, а не любых символов как (%).</text:span></text:p>
      <text:p text:style-name="P25"/>
      <text:p text:style-name="P8"><text:span text:style-name="T4">Метасимвол «квадратные скобки» (</text:span><text:span text:style-name="T11">[])</text:span></text:p>
      <text:p text:style-name="P6"><text:span text:style-name="T4">Метасимвол «квадратные скобки» (</text:span><text:span text:style-name="T11">[]) </text:span><text:span text:style-name="T4">поддерживают </text:span><text:span text:style-name="T11">Microsoft Access </text:span><text:span text:style-name="T4">и </text:span><text:span text:style-name="T11">Microsoft SQL Server.</text:span></text:p>
      <text:p text:style-name="P6"><text:span text:style-name="T9">WHERE cust_contact LIKE '[JM]%' - </text:span><text:span text:style-name="T4">ищет все строки, в которых имена начинаются на одну из указанных букв, но при этом учитывается лишь только один символ.</text:span></text:p>
      <text:p text:style-name="P6">WHERE cust_contact LIKE '[^JM]%' <text:span text:style-name="T4">- символ «</text:span><text:span text:style-name="T11">^ </text:span><text:span text:style-name="T4">» означает инверсию: происходит поиск строк не начинающихся с этих букв.</text:span></text:p>
      <text:p text:style-name="P6"><text:span text:style-name="T4">В </text:span><text:span text:style-name="T11">Microsoft Access </text:span><text:span text:style-name="T4">вместо «</text:span><text:span text:style-name="T11">^</text:span><text:span text:style-name="T4">» используют «!».</text:span></text:p>
      <text:p text:style-name="P25"><text:s/></text:p>
      <text:p text:style-name="P19"><text:soft-page-break/></text:p>
      <text:p text:style-name="P28">Поле — <text:span text:style-name="T8">то же самое, что и столбец. Термины взаимозаменяемы, хотя столбцы таблиц обычно называют столбцами, а поле чаще применяют по отношению к вычисляемым полям.</text:span></text:p>
      <text:p text:style-name="P28">Конкатенация<text:span text:style-name="T8"> — комбинирование значений (путем присоединения их друг к другу) для получения одного «длинного» значения. </text:span><text:span text:style-name="T9">(||) - </text:span><text:span text:style-name="T8">знак конкатенации.</text:span></text:p>
      <text:p text:style-name="P20"/>
      <text:p text:style-name="P6">SELECT vend_name || ' (' || vend_country || ')' <text:span text:style-name="T9">- </text:span><text:span text:style-name="T4">конкатенация в </text:span><text:span text:style-name="T11">OpenOffice.</text:span></text:p>
      <text:p text:style-name="P6"><text:span text:style-name="T11"/></text:p>
      <text:p text:style-name="P6"><text:span text:style-name="T9">RTRIM(&lt;</text:span>столбец<text:span text:style-name="T9">&gt;) - </text:span>функция, убирающая лишние пробелы с права</text:p>
      <text:p text:style-name="P6"><text:span text:style-name="T9">LTRIM(&lt;</text:span>столбец<text:span text:style-name="T9">&gt;) - </text:span>функция, убирающая лишние пробелы с лева</text:p>
      <text:p text:style-name="P6"><text:span text:style-name="T9">TRIM(&lt;</text:span>столбец<text:span text:style-name="T9">&gt;) - </text:span>функция, убирающая лишние пробелы со всех сторон</text:p>
      <text:p text:style-name="P6"/>
      <text:p text:style-name="P25"><text:span text:style-name="T7">Псевдоним</text:span> <text:s/>- альтернативное имя для поля или значения.</text:p>
      <text:p text:style-name="P19">AS &lt;<text:span text:style-name="T15">имя</text:span>&gt; - <text:span text:style-name="T15">добавление псевдонима.</text:span></text:p>
      <text:p text:style-name="P6">SELECT RTRIM(vend_name) || ' (' || RTRIM(vend_country) || ')'</text:p>
      <text:p text:style-name="P6">AS vend_title</text:p>
      <text:p text:style-name="P6"/>
      <text:p text:style-name="P7">Выполнение математических вычислений:</text:p>
      <text:p text:style-name="P6">SELECT prod_id,</text:p>
      <text:p text:style-name="P6"><text:s text:c="7"/>quantity,</text:p>
      <text:p text:style-name="P6"><text:s text:c="7"/>item_price,</text:p>
      <text:p text:style-name="P6"><text:s text:c="7"/>quantity*item_price AS expanded_price</text:p>
      <text:p text:style-name="P6">FROM OrderItems</text:p>
      <text:p text:style-name="P6">WHERE order_num = 20008;</text:p>
      <text:p text:style-name="P31"/>
      <text:p text:style-name="P4">Таблица 7.1 (стр. 81) <text:span text:style-name="T7">Математические операторы в </text:span><text:span text:style-name="T14">SQL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40">Оператор</text:p>
          </table:table-cell>
          <table:table-cell table:style-name="Таблица2.B1" office:value-type="string">
            <text:p text:style-name="P40">Описание</text:p>
          </table:table-cell>
        </table:table-row>
        <table:table-row>
          <table:table-cell table:style-name="Таблица2.A2" office:value-type="string">
            <text:p text:style-name="P41"><text:span text:style-name="T9">+</text:span></text:p>
          </table:table-cell>
          <table:table-cell table:style-name="Таблица2.B2" office:value-type="string">
            <text:p text:style-name="P41">Сложение</text:p>
          </table:table-cell>
        </table:table-row>
        <table:table-row>
          <table:table-cell table:style-name="Таблица2.A2" office:value-type="string">
            <text:p text:style-name="P37">-</text:p>
          </table:table-cell>
          <table:table-cell table:style-name="Таблица2.B2" office:value-type="string">
            <text:p text:style-name="P41">Вычитание</text:p>
          </table:table-cell>
        </table:table-row>
        <table:table-row>
          <table:table-cell table:style-name="Таблица2.A2" office:value-type="string">
            <text:p text:style-name="P39">*</text:p>
          </table:table-cell>
          <table:table-cell table:style-name="Таблица2.B2" office:value-type="string">
            <text:p text:style-name="P41">Умножение</text:p>
          </table:table-cell>
        </table:table-row>
        <table:table-row>
          <table:table-cell table:style-name="Таблица2.A2" office:value-type="string">
            <text:p text:style-name="P39">/</text:p>
          </table:table-cell>
          <table:table-cell table:style-name="Таблица2.B2" office:value-type="string">
            <text:p text:style-name="P41">Деление</text:p>
          </table:table-cell>
        </table:table-row>
      </table:table>
      <text:p text:style-name="P24"><text:span text:style-name="T7"/></text:p>
      <text:p text:style-name="P4"><text:span text:style-name="T7">Функции обрабокти данных</text:span></text:p>
      <text:p text:style-name="P31"><text:span text:style-name="T7">Переносимый код </text:span>— код, который может работать в разных системах.</text:p>
      <text:p text:style-name="P31"/>
      <text:p text:style-name="P35">Таблица 8.1 (стр. 86) <text:span text:style-name="T7">Наиболее часто используемые текстовые функции </text:span>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40">Функция</text:p>
          </table:table-cell>
          <table:table-cell table:style-name="Таблица3.B1" office:value-type="string">
            <text:p text:style-name="P40">Описание</text:p>
          </table:table-cell>
        </table:table-row>
        <table:table-row>
          <table:table-cell table:style-name="Таблица3.A2" office:value-type="string">
            <text:p text:style-name="P37">LEFT( )</text:p>
          </table:table-cell>
          <table:table-cell table:style-name="Таблица3.B2" office:value-type="string">
            <text:p text:style-name="P41">Возвращает символы из левой части строки</text:p>
          </table:table-cell>
        </table:table-row>
        <table:table-row>
          <table:table-cell table:style-name="Таблица3.A2" office:value-type="string">
            <text:p text:style-name="P37">LENGTH( ), DATALENGTH( ), LEN( )</text:p>
          </table:table-cell>
          <table:table-cell table:style-name="Таблица3.B2" office:value-type="string">
            <text:p text:style-name="P41">Возвращает длину строки</text:p>
          </table:table-cell>
        </table:table-row>
        <table:table-row>
          <table:table-cell table:style-name="Таблица3.A2" office:value-type="string">
            <text:p text:style-name="P37">LOWER( ), LCASE( )</text:p>
          </table:table-cell>
          <table:table-cell table:style-name="Таблица3.B2" office:value-type="string">
            <text:p text:style-name="P41">Преобразует строку в нижний регистр</text:p>
            <text:p text:style-name="P41"/>
          </table:table-cell>
        </table:table-row>
        <table:table-row>
          <table:table-cell table:style-name="Таблица3.A2" office:value-type="string">
            <text:p text:style-name="P37">LTRIM( )</text:p>
          </table:table-cell>
          <table:table-cell table:style-name="Таблица3.B2" office:value-type="string">
            <text:p text:style-name="P41">Удаляет пробелы в левой части строки</text:p>
          </table:table-cell>
        </table:table-row>
        <table:table-row>
          <table:table-cell table:style-name="Таблица3.A2" office:value-type="string">
            <text:p text:style-name="P37">RIGHT( )</text:p>
          </table:table-cell>
          <table:table-cell table:style-name="Таблица3.B2" office:value-type="string">
            <text:p text:style-name="P41">Возвращает символы из правой части строки</text:p>
          </table:table-cell>
        </table:table-row>
        <table:table-row>
          <table:table-cell table:style-name="Таблица3.A2" office:value-type="string">
            <text:p text:style-name="P37">RTRIM( )</text:p>
          </table:table-cell>
          <table:table-cell table:style-name="Таблица3.B2" office:value-type="string">
            <text:p text:style-name="P41">Удаляет пробелы в правой части строки</text:p>
          </table:table-cell>
        </table:table-row>
        <table:table-row>
          <table:table-cell table:style-name="Таблица3.A2" office:value-type="string">
            <text:p text:style-name="P37">SOUNDEX( )</text:p>
          </table:table-cell>
          <table:table-cell table:style-name="Таблица3.B2" office:value-type="string">
            <text:p text:style-name="P41">Преобразует строку в фонетический шаблон</text:p>
          </table:table-cell>
        </table:table-row>
        <table:table-row>
          <table:table-cell table:style-name="Таблица3.A2" office:value-type="string">
            <text:p text:style-name="P37">UPPER( ), UCASE( )</text:p>
          </table:table-cell>
          <table:table-cell table:style-name="Таблица3.B2" office:value-type="string">
            <text:p text:style-name="P41">Преобразует строку в верхний регистр </text:p>
          </table:table-cell>
        </table:table-row>
      </table:table>
      <text:p text:style-name="P42"/>
      <text:p text:style-name="P42"><text:soft-page-break/>Таблица 8.2 (стр. 92) <text:span text:style-name="T7">Наиболее часто используемые числовые функции</text:span>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40">Функция</text:p>
          </table:table-cell>
          <table:table-cell table:style-name="Таблица4.B1" office:value-type="string">
            <text:p text:style-name="P40">Что возвращается</text:p>
          </table:table-cell>
        </table:table-row>
        <table:table-row>
          <table:table-cell table:style-name="Таблица4.A2" office:value-type="string">
            <text:p text:style-name="P38">ABS( )</text:p>
          </table:table-cell>
          <table:table-cell table:style-name="Таблица4.B2" office:value-type="string">
            <text:p text:style-name="P41">Модуль числа</text:p>
          </table:table-cell>
        </table:table-row>
        <table:table-row>
          <table:table-cell table:style-name="Таблица4.A2" office:value-type="string">
            <text:p text:style-name="P37">COS( )</text:p>
          </table:table-cell>
          <table:table-cell table:style-name="Таблица4.B2" office:value-type="string">
            <text:p text:style-name="P41">Косинус заданного угла</text:p>
          </table:table-cell>
        </table:table-row>
        <table:table-row>
          <table:table-cell table:style-name="Таблица4.A2" office:value-type="string">
            <text:p text:style-name="P37">EXP( )</text:p>
          </table:table-cell>
          <table:table-cell table:style-name="Таблица4.B2" office:value-type="string">
            <text:p text:style-name="P41">Экспонента заданного числа</text:p>
          </table:table-cell>
        </table:table-row>
        <table:table-row>
          <table:table-cell table:style-name="Таблица4.A2" office:value-type="string">
            <text:p text:style-name="P37">PI( )</text:p>
          </table:table-cell>
          <table:table-cell table:style-name="Таблица4.B2" office:value-type="string">
            <text:p text:style-name="P41">Число <text:span text:style-name="T22">π</text:span></text:p>
          </table:table-cell>
        </table:table-row>
        <table:table-row>
          <table:table-cell table:style-name="Таблица4.A2" office:value-type="string">
            <text:p text:style-name="P37">SIN( )</text:p>
          </table:table-cell>
          <table:table-cell table:style-name="Таблица4.B2" office:value-type="string">
            <text:p text:style-name="P41">Синус заданного угла</text:p>
          </table:table-cell>
        </table:table-row>
        <table:table-row>
          <table:table-cell table:style-name="Таблица4.A2" office:value-type="string">
            <text:p text:style-name="P37">SQRT( )</text:p>
          </table:table-cell>
          <table:table-cell table:style-name="Таблица4.B2" office:value-type="string">
            <text:p text:style-name="P41">Квадратный корень заданного числа</text:p>
          </table:table-cell>
        </table:table-row>
        <table:table-row>
          <table:table-cell table:style-name="Таблица4.A2" office:value-type="string">
            <text:p text:style-name="P37">TAN( )</text:p>
          </table:table-cell>
          <table:table-cell table:style-name="Таблица4.B2" office:value-type="string">
            <text:p text:style-name="P41">Тангенс заданного угла</text:p>
          </table:table-cell>
        </table:table-row>
      </table:table>
      <text:p text:style-name="P31"/>
      <text:p text:style-name="P4"><text:s/><text:span text:style-name="T7">Способы получения даты и время</text:span></text:p>
      <text:p text:style-name="P21">SELECT order_num</text:p>
      <text:p text:style-name="P21">FROM Orders</text:p>
      <text:p text:style-name="P23"><text:span text:style-name="T2">WHERE DATEPART (yy, order_date) = 2012;<text:tab/>--&gt;</text:span><text:span text:style-name="T4"> </text:span>SQL Server</text:p>
      <text:p text:style-name="P23"/>
      <text:p text:style-name="P21">SELECT order_num</text:p>
      <text:p text:style-name="P21">FROM Orders</text:p>
      <text:p text:style-name="P23"><text:span text:style-name="T2">WHERE strftime('%Y', order_date) = 2012; </text:span><text:s text:c="3"/>→ SQLite</text:p>
      <text:p text:style-name="P23"/>
      <text:p text:style-name="P21">SELECT order_num</text:p>
      <text:p text:style-name="P21">FROM Orders</text:p>
      <text:p text:style-name="P23"><text:span text:style-name="T2">WHERE DATEPART ('yyyy', order_date) = 2012;</text:span> <text:s text:c="3"/>→ Access</text:p>
      <text:p text:style-name="P23"/>
      <text:p text:style-name="P34">Итоговые функции — <text:span text:style-name="T8">функции обрабатывающие набор строк для вычисления одного обобщающего значения.</text:span></text:p>
      <text:p text:style-name="P34"><text:span text:style-name="T8"/></text:p>
      <text:p text:style-name="P5"><text:span text:style-name="T8">Таблица 9.1 (стр. 94) </text:span>Итоговые функции в <text:span text:style-name="T9">SQL</text:span></text:p>
      <table:table table:name="Таблица5" table:style-name="Таблица5">
        <table:table-column table:style-name="Таблица5.A" table:number-columns-repeated="2"/>
        <table:table-row>
          <table:table-cell table:style-name="Таблица5.A1" office:value-type="string">
            <text:p text:style-name="P40">Функция</text:p>
          </table:table-cell>
          <table:table-cell table:style-name="Таблица5.B1" office:value-type="string">
            <text:p text:style-name="P40">Что возвращается</text:p>
          </table:table-cell>
        </table:table-row>
        <table:table-row>
          <table:table-cell table:style-name="Таблица5.A2" office:value-type="string">
            <text:p text:style-name="P37">AVG( )</text:p>
          </table:table-cell>
          <table:table-cell table:style-name="Таблица5.B2" office:value-type="string">
            <text:p text:style-name="P41">Среднее значение по столбцу</text:p>
          </table:table-cell>
        </table:table-row>
        <table:table-row>
          <table:table-cell table:style-name="Таблица5.A2" office:value-type="string">
            <text:p text:style-name="P37">COUNT( )</text:p>
          </table:table-cell>
          <table:table-cell table:style-name="Таблица5.B2" office:value-type="string">
            <text:p text:style-name="P41">Число строк в столбце</text:p>
          </table:table-cell>
        </table:table-row>
        <table:table-row>
          <table:table-cell table:style-name="Таблица5.A2" office:value-type="string">
            <text:p text:style-name="P37">MAX( )</text:p>
          </table:table-cell>
          <table:table-cell table:style-name="Таблица5.B2" office:value-type="string">
            <text:p text:style-name="P41">Наибольшее значение в столбце</text:p>
          </table:table-cell>
        </table:table-row>
        <table:table-row>
          <table:table-cell table:style-name="Таблица5.A2" office:value-type="string">
            <text:p text:style-name="P37">MIN( )</text:p>
          </table:table-cell>
          <table:table-cell table:style-name="Таблица5.B2" office:value-type="string">
            <text:p text:style-name="P41">Наименьшее значение в столбце</text:p>
          </table:table-cell>
        </table:table-row>
        <table:table-row>
          <table:table-cell table:style-name="Таблица5.A2" office:value-type="string">
            <text:p text:style-name="P37">SUM( )</text:p>
          </table:table-cell>
          <table:table-cell table:style-name="Таблица5.B2" office:value-type="string">
            <text:p text:style-name="P41">Сумма значений столбца</text:p>
          </table:table-cell>
        </table:table-row>
      </table:table>
      <text:p text:style-name="P18"/>
      <text:p text:style-name="P34">Все функции могут производить вычисления над несколькими столбцами с помощью математических операторов.</text:p>
      <text:p text:style-name="P18"/>
      <text:p text:style-name="P21">SELECT AVG(&lt;<text:span text:style-name="T15">столбец</text:span>&gt;) AS avg_price</text:p>
      <text:p text:style-name="P23"><text:span text:style-name="T15">Значение </text:span><text:span text:style-name="T2">NULL</text:span> —<text:span text:style-name="T15"> игнорируется.</text:span></text:p>
      <text:p text:style-name="P23"><text:span text:style-name="T15"/></text:p>
      <text:p text:style-name="P21">SELECT COUNT(* <text:span text:style-name="T15">или </text:span>&lt;<text:span text:style-name="T15">столбец</text:span>&gt;) AS num_cust</text:p>
      <text:p text:style-name="P23"><text:span text:style-name="T18">Значение </text:span><text:span text:style-name="T2">NULL</text:span><text:span text:style-name="T4"> —</text:span><text:span text:style-name="T18"> игнорируется если указано имя столбца, и используется звездочка (*).</text:span></text:p>
      <text:p text:style-name="P23"><text:span text:style-name="T18"/></text:p>
      <text:p text:style-name="P22">SELECT MAX(&lt;<text:span text:style-name="T15">столбец</text:span>&gt;) AS max_price</text:p>
      <text:p text:style-name="P25">Значение <text:span text:style-name="T10">NULL</text:span><text:span text:style-name="T9"> – </text:span>игнорируется.</text:p>
      <text:p text:style-name="P25">В некоторых СУБД может применяться к строкам.</text:p>
      <text:p text:style-name="P21"><text:soft-page-break/>SELECT MIN(&lt;<text:span text:style-name="T15">столбец</text:span>&gt;) AS min_price</text:p>
      <text:p text:style-name="P25">Значение <text:span text:style-name="T10">NULL</text:span><text:span text:style-name="T9"> – </text:span>игнорируется.</text:p>
      <text:p text:style-name="P25">В некоторых СУБД может применяться к строкам.</text:p>
      <text:p text:style-name="P25"/>
      <text:p text:style-name="P21">SELECT SUM(&lt;<text:span text:style-name="T15">столбец</text:span>&gt;) AS item_ordered</text:p>
      <text:p text:style-name="P25">Значение <text:span text:style-name="T10">NULL</text:span><text:span text:style-name="T9"> – </text:span>игнорируется.</text:p>
      <text:p text:style-name="P19"/>
      <text:p text:style-name="P25">Все итоговые функции могут использованными двумя способами:</text:p>
      <text:list xml:id="list521960966158963973" text:style-name="L1">
        <text:list-item>
          <text:p text:style-name="P26">Для выполнения по всем строкам, с помощью слова <text:s/><text:span text:style-name="T10">ALL. </text:span>Аргумент <text:span text:style-name="T10">ALL</text:span><text:span text:style-name="T9"> </text:span>задан по умолчанию.</text:p>
        </text:list-item>
        <text:list-item>
          <text:p text:style-name="P26">Для выполнения вычислений по уникальности значениям при наличии ключевого слова <text:span text:style-name="T10">DISTINCT </text:span>(не поддерживается в <text:span text:style-name="T9">Access)</text:span><text:span text:style-name="T10">.</text:span></text:p>
        </text:list-item>
      </text:list>
      <text:p text:style-name="P25"><text:span text:style-name="T10"/></text:p>
      <text:p text:style-name="P25"><text:span text:style-name="T2"/></text:p>
      <text:p text:style-name="P1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17M30S</meta:editing-duration>
    <meta:editing-cycles>27</meta:editing-cycles>
    <meta:generator>OpenOffice/4.1.13$Win32 OpenOffice.org_project/4113m1$Build-9810</meta:generator>
    <dc:date>2022-10-01T17:54:48.64</dc:date>
    <meta:document-statistic meta:table-count="5" meta:image-count="0" meta:object-count="0" meta:page-count="5" meta:paragraph-count="181" meta:word-count="1023" meta:character-count="6840"/>
    <meta:user-defined meta:name="Info 1"/>
    <meta:user-defined meta:name="Info 2"/>
    <meta:user-defined meta:name="Info 3"/>
    <meta:user-defined meta:name="Info 4"/>
  </office:meta>
</office:document-meta>
</file>